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onospace" svg:font-family="monospace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3ae0f" officeooo:paragraph-rsid="0003ae0f"/>
    </style:style>
    <style:style style:name="P2" style:family="paragraph" style:parent-style-name="Standard">
      <style:text-properties style:font-name="sans-serif" fo:font-size="13.5pt"/>
    </style:style>
    <style:style style:name="P3" style:family="paragraph" style:parent-style-name="Standard">
      <style:text-properties style:font-name="sans-serif" fo:font-size="13.5pt" officeooo:rsid="0003ae0f" officeooo:paragraph-rsid="0003ae0f"/>
    </style:style>
    <style:style style:name="P4" style:family="paragraph" style:parent-style-name="Standard">
      <style:text-properties style:font-name="monospace" fo:font-size="13.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/>Geoffroy Penny, Liam Phelan </text:p>
      <text:p text:style-name="P1"/>
      <text:p text:style-name="P1">We revived the original UM from Patrick Feeney, we did not have any other help.</text:p>
      <text:p text:style-name="P1"/>
      <text:p text:style-name="P3">Explains what routine in the final</text:p>
      <text:p text:style-name="P4">um</text:p>
      <text:p text:style-name="P2">takes up the most time, and</text:p>
      <text:p text:style-name="P2">says whether the assembly code could be improved and how</text:p>
      <text:p text:style-name="P1"/>
      <text:p text:style-name="P1"/>
      <text:p text:style-name="P1">We spend approximately:</text:p>
      <text:p text:style-name="P1">0.5 hours analyzing the problem </text:p>
      <text:p text:style-name="P1">20 hours working on the problem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monospace" svg:font-family="monospace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21T19:40:13.067095718</meta:creation-date>
    <dc:date>2018-12-21T19:47:21.895843790</dc:date>
    <meta:editing-duration>PT7M10S</meta:editing-duration>
    <meta:editing-cycles>1</meta:editing-cycles>
    <meta:document-statistic meta:table-count="0" meta:image-count="0" meta:object-count="0" meta:page-count="1" meta:paragraph-count="9" meta:word-count="56" meta:character-count="313" meta:non-whitespace-character-count="263"/>
    <meta:generator>LibreOffice/6.0.3.2$Linux_X86_64 LibreOffice_project/00m0$Build-2</meta:generator>
  </office:meta>
</office:document-meta>
</file>